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QUISPE LLAVILLA, GRACIELA MARLENI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7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ROCIO VALDEZ</text:span></text:p>
            <text:p text:style-name="P7">Lin.Genet(Ped.1):<text:span text:style-name="T4">PATOS BB</text:span></text:p>
            <text:p text:style-name="P7">Cant.Cajas(Ped 1):<text:span text:style-name="T4">7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6T20:23:2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